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dde8a" officeooo:paragraph-rsid="001dde8a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dde8a" officeooo:paragraph-rsid="001dde8a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f1956" officeooo:paragraph-rsid="001f195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dde8a" officeooo:paragraph-rsid="001dde8a" style:font-size-asian="10.5pt" style:font-size-complex="12pt"/>
    </style:style>
    <style:style style:name="T1" style:family="text">
      <style:text-properties officeooo:rsid="001f19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1">3</text:span></text:p>
      <text:p text:style-name="P1"/>
      <text:p text:style-name="P4">CODE:</text:p>
      <text:p text:style-name="P2"/>
      <text:p text:style-name="P3">#include&lt;iostream&gt;</text:p>
      <text:p text:style-name="P3">#include&lt;string.h&gt;</text:p>
      <text:p text:style-name="P3">using namespace std;</text:p>
      <text:p text:style-name="P3"/>
      <text:p text:style-name="P3">struct node</text:p>
      <text:p text:style-name="P3">{</text:p>
      <text:p text:style-name="P3">string label;</text:p>
      <text:p text:style-name="P3">int ch_count;</text:p>
      <text:p text:style-name="P3">struct node *child[10];</text:p>
      <text:p text:style-name="P3">}*root;</text:p>
      <text:p text:style-name="P3"><text:s/></text:p>
      <text:p text:style-name="P3">class GT</text:p>
      <text:p text:style-name="P3">{</text:p>
      <text:p text:style-name="P3">public:</text:p>
      <text:p text:style-name="P3">void create_tree();</text:p>
      <text:p text:style-name="P3">void display(node *r1);</text:p>
      <text:p text:style-name="P3"><text:s text:c="2"/></text:p>
      <text:p text:style-name="P3">GT()</text:p>
      <text:p text:style-name="P3">{</text:p>
      <text:p text:style-name="P3">root=NULL;</text:p>
      <text:p text:style-name="P3">}</text:p>
      <text:p text:style-name="P3">};</text:p>
      <text:p text:style-name="P3">void GT::create_tree()</text:p>
      <text:p text:style-name="P3">{</text:p>
      <text:p text:style-name="P3">int tbooks,tchapters,i,j,k;</text:p>
      <text:p text:style-name="P3">root=new node;</text:p>
      <text:p text:style-name="P3">cout&lt;&lt;"enter name of book :";</text:p>
      <text:p text:style-name="P3">cin.get();</text:p>
      <text:p text:style-name="P3">getline(cin,root-&gt;label);</text:p>
      <text:p text:style-name="P3">cout&lt;&lt;"enter no. of chapters in book :";</text:p>
      <text:p text:style-name="P3">cin&gt;&gt;tchapters;</text:p>
      <text:p text:style-name="P3">root-&gt;ch_count=tchapters;</text:p>
      <text:p text:style-name="P3">for(i=0;i&lt;tchapters;i++)</text:p>
      <text:p text:style-name="P3">{</text:p>
      <text:p text:style-name="P3">root-&gt;child[i]=new node;</text:p>
      <text:p text:style-name="P3">cout&lt;&lt;"enter the name of chapter"&lt;&lt;i+1&lt;&lt;":";</text:p>
      <text:p text:style-name="P3">cin.get();</text:p>
      <text:p text:style-name="P3">getline(cin,root-&gt;child[i]-&gt;label);</text:p>
      <text:p text:style-name="P3">cout&lt;&lt;"enter number of sections in chapter :"&lt;&lt;root-&gt;child[i]-&gt;label&lt;&lt;":";</text:p>
      <text:p text:style-name="P3">cin&gt;&gt;root-&gt;child[i]-&gt;ch_count;</text:p>
      <text:p text:style-name="P3">for(j=0;j&lt;root-&gt;child[i]-&gt;ch_count;j++)</text:p>
      <text:p text:style-name="P3">{</text:p>
      <text:p text:style-name="P3">root-&gt;child[i]-&gt;child[j]=new node;</text:p>
      <text:p text:style-name="P3">cout&lt;&lt;"enter name of section :"&lt;&lt;j+1&lt;&lt;":";</text:p>
      <text:p text:style-name="P3">cin.get();</text:p>
      <text:p text:style-name="P3">getline(cin,root-&gt;child[i]-&gt;child[j]-&gt;label);</text:p>
      <text:p text:style-name="P3">}</text:p>
      <text:p text:style-name="P3"><text:soft-page-break/>}</text:p>
      <text:p text:style-name="P3">}</text:p>
      <text:p text:style-name="P3">void GT::display(node *r1)</text:p>
      <text:p text:style-name="P3">{</text:p>
      <text:p text:style-name="P3">int i,j,k,tchapters;</text:p>
      <text:p text:style-name="P3">if(r1 != NULL)</text:p>
      <text:p text:style-name="P3">{</text:p>
      <text:p text:style-name="P3">cout&lt;&lt;"\n--------Book Hierarchy--------";</text:p>
      <text:p text:style-name="P3">cout&lt;&lt;"\n Book title :"&lt;&lt;r1-&gt;label;</text:p>
      <text:p text:style-name="P3">tchapters =r1-&gt;ch_count;</text:p>
      <text:p text:style-name="P3">for(i=0;i&lt;tchapters;i++)</text:p>
      <text:p text:style-name="P3">{</text:p>
      <text:p text:style-name="P3">cout&lt;&lt;"\n Chapter "&lt;&lt;i+1;</text:p>
      <text:p text:style-name="P3">cout&lt;&lt;":"&lt;&lt;r1-&gt;child[i]-&gt;label;</text:p>
      <text:p text:style-name="P3">cout&lt;&lt;"\n Sections :";</text:p>
      <text:p text:style-name="P3">for(j=0;j&lt;r1-&gt;child[i]-&gt;ch_count;j++)</text:p>
      <text:p text:style-name="P3">{</text:p>
      <text:p text:style-name="P3">cout&lt;&lt;"\n"&lt;&lt;r1-&gt;child[i]-&gt;child[j]-&gt;label;</text:p>
      <text:p text:style-name="P3">}</text:p>
      <text:p text:style-name="P3">}</text:p>
      <text:p text:style-name="P3">}</text:p>
      <text:p text:style-name="P3">cout&lt;&lt;endl;</text:p>
      <text:p text:style-name="P3">}</text:p>
      <text:p text:style-name="P3">int main()</text:p>
      <text:p text:style-name="P3">{</text:p>
      <text:p text:style-name="P3">int choice;</text:p>
      <text:p text:style-name="P3">GT gt;</text:p>
      <text:p text:style-name="P3">while(1)</text:p>
      <text:p text:style-name="P3">{</text:p>
      <text:p text:style-name="P3">cout&lt;&lt;"---------------------"&lt;&lt;endl;</text:p>
      <text:p text:style-name="P3">cout&lt;&lt;"Book Tree Creation"&lt;&lt;endl;</text:p>
      <text:p text:style-name="P3">cout&lt;&lt;"---------------------"&lt;&lt;endl;</text:p>
      <text:p text:style-name="P3">cout&lt;&lt;"1.create"&lt;&lt;endl;</text:p>
      <text:p text:style-name="P3">cout&lt;&lt;"2.display"&lt;&lt;endl;</text:p>
      <text:p text:style-name="P3">cout&lt;&lt;"3.quit"&lt;&lt;endl;</text:p>
      <text:p text:style-name="P3">cout&lt;&lt;"enter your choice :";</text:p>
      <text:p text:style-name="P3">cin&gt;&gt;choice;</text:p>
      <text:p text:style-name="P3">switch(choice)</text:p>
      <text:p text:style-name="P3">{</text:p>
      <text:p text:style-name="P3">case 1:</text:p>
      <text:p text:style-name="P3">gt.create_tree();</text:p>
      <text:p text:style-name="P3">case 2:</text:p>
      <text:p text:style-name="P3">gt.display(root);</text:p>
      <text:p text:style-name="P3">break;</text:p>
      <text:p text:style-name="P3">case 3:</text:p>
      <text:p text:style-name="P3">cout&lt;&lt;"Thanks for using this program!!";</text:p>
      <text:p text:style-name="P3">break;</text:p>
      <text:p text:style-name="P3">default:</text:p>
      <text:p text:style-name="P3">cout&lt;&lt;"wrong choice!!"&lt;&lt;endl;</text:p>
      <text:p text:style-name="P3">}</text:p>
      <text:p text:style-name="P3">}</text:p>
      <text:p text:style-name="P3">return 0;</text:p>
      <text:p text:style-name="P3"><text:soft-page-break/>}</text:p>
      <text:p text:style-name="P2"/>
      <text:p text:style-name="P4">OUTPUT:</text:p>
      <text:p text:style-name="P2"><text:s text:c="6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20T13:55:48.923639158</meta:creation-date>
    <dc:date>2025-02-20T13:59:42.073404295</dc:date>
    <meta:editing-duration>PT3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103" meta:word-count="176" meta:character-count="1692" meta:non-whitespace-character-count="1557"/>
  </office:meta>
</office:document-meta>
</file>